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Heading_20_3">
      <style:text-properties officeooo:rsid="0012a37e" officeooo:paragraph-rsid="0012a37e"/>
    </style:style>
    <style:style style:name="P2" style:family="paragraph" style:parent-style-name="Heading_20_3">
      <style:text-properties officeooo:paragraph-rsid="0012a37e"/>
    </style:style>
    <style:style style:name="P3" style:family="paragraph" style:parent-style-name="Standard">
      <style:text-properties officeooo:rsid="0012a37e" officeooo:paragraph-rsid="0012a37e"/>
    </style:style>
    <style:style style:name="P4" style:family="paragraph" style:parent-style-name="Standard">
      <style:text-properties officeooo:paragraph-rsid="0012a37e"/>
    </style:style>
    <style:style style:name="P5" style:family="paragraph" style:parent-style-name="Text_20_body">
      <style:text-properties officeooo:paragraph-rsid="0012a37e"/>
    </style:style>
    <style:style style:name="T1" style:family="text">
      <style:text-properties loext:padding="0.049cm" loext:border="0.06pt solid #e3e3e3"/>
    </style:style>
    <style:style style:name="T2" style:family="text">
      <style:text-properties fo:font-variant="normal" fo:text-transform="none" fo:color="#0d0d0d" loext:opacity="100%" style:font-name="S hne" fo:font-size="12pt" fo:letter-spacing="normal" fo:font-style="normal" fo:font-weight="normal"/>
    </style:style>
    <style:style style:name="T3" style:family="text">
      <style:text-properties fo:font-variant="normal" fo:text-transform="none" fo:color="#0d0d0d" loext:opacity="100%" style:font-name="S hne" fo:font-size="12pt" fo:letter-spacing="normal" fo:font-style="normal" fo:font-weight="normal" officeooo:rsid="0012a37e"/>
    </style:style>
    <style:style style:name="T4" style:family="text">
      <style:text-properties fo:font-variant="normal" fo:text-transform="none" fo:color="#0d0d0d" loext:opacity="100%" style:font-name="S hne" fo:font-size="12pt" fo:letter-spacing="normal" fo:font-style="normal" fo:font-weight="normal" officeooo:rsid="0012a37e" loext:padding="0.049cm" loext:border="0.06pt solid #e3e3e3"/>
    </style:style>
    <style:style style:name="T5" style:family="text">
      <style:text-properties fo:font-variant="normal" fo:text-transform="none" fo:color="#0d0d0d" loext:opacity="100%" style:font-name="S hne" fo:font-size="12pt" fo:letter-spacing="normal" fo:font-style="normal" fo:font-weight="normal" officeooo:rsid="0012a37e" style:font-weight-asian="normal" style:font-weight-complex="normal" loext:padding="0.049cm" loext:border="0.06pt solid #e3e3e3"/>
    </style:style>
    <style:style style:name="T6" style:family="text">
      <style:text-properties fo:font-variant="normal" fo:text-transform="none" fo:color="#0d0d0d" loext:opacity="100%" style:font-name="S hne" fo:font-size="12pt" fo:letter-spacing="normal" fo:font-style="normal" loext:padding="0.049cm" loext:border="0.06pt solid #e3e3e3"/>
    </style:style>
    <style:style style:name="T7" style:family="text">
      <style:text-properties fo:font-variant="normal" fo:text-transform="none" fo:color="#0d0d0d" loext:opacity="100%" style:font-name="S hne" fo:font-size="12pt" fo:letter-spacing="normal" fo:font-style="normal" officeooo:rsid="0012a37e" loext:padding="0.049cm" loext:border="0.06pt solid #e3e3e3"/>
    </style:style>
    <style:style style:name="T8" style:family="text">
      <style:text-properties fo:font-variant="normal" fo:text-transform="none" fo:color="#0d0d0d" loext:opacity="100%" style:font-name="S hne" fo:font-size="12pt" fo:letter-spacing="normal" fo:font-style="normal" fo:font-weight="bold" officeooo:rsid="0012a37e" style:font-weight-asian="bold" style:font-weight-complex="bold" loext:padding="0.049cm" loext:border="0.06pt solid #e3e3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Voici la documentation complète des fonctionnalités dans le projet : </text:p>
      <text:p text:style-name="P3"/>
      <text:h text:style-name="P1" text:outline-level="3">1. Récupération des données aléatoires depuis l'API de "The Rick and Morty":</text:h>
      <text:p text:style-name="P3">Pour récupérer des données aléatoires depuis l’API de «The Rick and Morty», j’ai utilisé une fonction asynchrone `fetchCharacters(url)` qui fait une requête GET à l’URL spécifiée. Une fois la réponse obtenue, elle est converti en format JSON. EN cas de succès, <text:s/>la fonction retourne les résultats de la réponse. En cas d’erreur, elle affiche un message d’erreur dans la console. </text:p>
      <text:p text:style-name="P3"/>
      <text:h text:style-name="P1" text:outline-level="3">2. Logique de filtrage des personnages par statut:</text:h>
      <text:p text:style-name="P3">Pour filtrer les personnages par statut (Alive, Dead, Unknown), j’ai crée des fonctions spécifiques pour chaque statut, telles que `GetRandomAliveCharacters(url)`, `GetRandomDeadCharacters(url)` et `GetRandomUnknownCharacters(url)`. Ces fonctions modifient l’URL de l’API en ajoutant des paramètres de requête spécifiques au statut souhaité avant d’appeler la fonction `fetchCharacters(url)` pour récupérer les données correspondantes</text:p>
      <text:p text:style-name="P3"/>
      <text:h text:style-name="P1" text:outline-level="3">3. Logique derrière chaque fonction:</text:h>
      <text:p text:style-name="P3"><text:span text:style-name="Strong_20_Emphasis"><text:span text:style-name="T1">- fetchCharacters(url)</text:span></text:span><text:span text:style-name="T2">: Cette fonction récupère les personnages à partir de l’URL spécifiée et les retourne sous forme du tableau d’objets.</text:span></text:p>
      <text:p text:style-name="P3"><text:span text:style-name="T2"/></text:p>
      <text:p text:style-name="P4"><text:span text:style-name="T3">- <text:s/></text:span><text:span text:style-name="Strong_20_Emphasis"><text:span text:style-name="T6">displayCharacters(characters)</text:span></text:span><text:span text:style-name="T2">: </text:span><text:span text:style-name="T3">Cette fonction prend en paramètrre un tableau d’objets représentant les personnages et les affiche dans le conteneur prévu à cette effet. Chaque objet est transformé en une carte affichant les détails du personnage, et un évènement de clic est ajouté pour afficher les informations détaillées dans une modale.</text:span></text:p>
      <text:p text:style-name="P4"><text:span text:style-name="T3"/></text:p>
      <text:p text:style-name="P4"><text:span text:style-name="T3">- </text:span><text:span text:style-name="Strong_20_Emphasis"><text:span text:style-name="T7">showModal(character)</text:span></text:span><text:span text:style-name="T3">: Cette fonction prend un objet représentant un personnage en paramètre et affiche ses informations dans une modale. Elle est déclenchée lorsque l’utilisateur clique sur la carte d’un personnage</text:span></text:p>
      <text:p text:style-name="P4"><text:span text:style-name="T3"/></text:p>
      <text:p text:style-name="P4"><text:span text:style-name="T3">- </text:span><text:span text:style-name="Strong_20_Emphasis"><text:span text:style-name="T7">getRandomCharacters(url)</text:span></text:span><text:span text:style-name="T3">: Cette fonction récupère 12 personnages aléatoirement à partir de l’URL spécifiée et les affiche à l’aide de la fonction `displayCharacters(characters)`.</text:span></text:p>
      <text:p text:style-name="P4"><text:span text:style-name="T3"/></text:p>
      <text:p text:style-name="P4"><text:span text:style-name="T3">- </text:span><text:span text:style-name="Strong_20_Emphasis"><text:span text:style-name="T7">getCharacters(url)</text:span></text:span><text:span text:style-name="Strong_20_Emphasis"><text:span text:style-name="T4">: Cette fonctiot récupère 12 personnages à partir de l’URL spécifiée et les affiche à l’aide de la fonction `displayCHaracters(characters)`.</text:span></text:span></text:p>
      <text:p text:style-name="P4"><text:span text:style-name="Strong_20_Emphasis"><text:span text:style-name="T8"/></text:span></text:p>
      <text:h text:style-name="P2" text:outline-level="3"><text:span text:style-name="Strong_20_Emphasis"><text:span text:style-name="T8">4. Mise en œuvre des interactions utilisateur avec les cartes et les modales:</text:span></text:span></text:h>
      <text:p text:style-name="P5"><text:span text:style-name="Strong_20_Emphasis"><text:span text:style-name="T5">Lorsque l’utilisateur clique sur une carte représentant un personnage, la fonction `showModal(character)` est appelée pour afficher les informations détaillées de ce personnage dans une modale. L’utilisateur peut fermer la modale en cliquant sur le bouton «Close» ou en cliquant en dehors de la modale. </text:span></text:span></text:p>
      <text:p text:style-name="P5"><text:span text:style-name="Strong_20_Emphasis"><text:span text:style-name="T5"/></text:span></text:p>
      <text:h text:style-name="P2" text:outline-level="3"><text:soft-page-break/><text:span text:style-name="Strong_20_Emphasis"><text:span text:style-name="T8">5. Gestion de la responsivité et des animations ou transitions:</text:span></text:span></text:h>
      <text:p text:style-name="P5"><text:span text:style-name="Strong_20_Emphasis"><text:span text:style-name="T5">Pour assurer une expérience utilisateur cohérente sur différentes tailles d'écran, vous avez utilisé des médias queries CSS pour appliquer des styles spécifiques aux appareils mobiles. Les boutons, les cartes et les titres sont redimensionnés pour s'adapter aux écrans plus petits. De plus, des animations de transition sont appliquées aux cartes pour améliorer l'interactivité et la convivialité du site. </text:span></text:span></text:p>
      <text:p text:style-name="P5"><text:span text:style-name="Strong_20_Emphasis"><text:span text:style-name="T5"/></text:span></text:p>
      <text:p text:style-name="P5"><text:span text:style-name="Strong_20_Emphasis"><text:span text:style-name="T5"/></text:span></text:p>
      <text:p text:style-name="P4"><text:span text:style-name="Strong_20_Emphasis"><text:span text:style-name="T4"/></text:span></text:p>
      <text:p text:style-name="P4"><text:span text:style-name="Strong_20_Emphasis"><text:span text:style-name="T4"/></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1T09:57:04.365000000</meta:creation-date>
    <meta:generator>LibreOffice/7.5.1.2$Windows_X86_64 LibreOffice_project/fcbaee479e84c6cd81291587d2ee68cba099e129</meta:generator>
    <dc:date>2024-03-21T10:29:30.872000000</dc:date>
    <meta:editing-duration>PT32M27S</meta:editing-duration>
    <meta:editing-cycles>1</meta:editing-cycles>
    <meta:document-statistic meta:table-count="0" meta:image-count="0" meta:object-count="0" meta:page-count="2" meta:paragraph-count="15" meta:word-count="412" meta:character-count="2931" meta:non-whitespace-character-count="2528"/>
  </office:meta>
</office:document-meta>
</file>